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officeooo:paragraph-rsid="0003ed83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0594d4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07229f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rsid="000594d4" officeooo:paragraph-rsid="000594d4"/>
    </style:style>
    <style:style style:name="T1" style:family="text">
      <style:text-properties officeooo:rsid="000594d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3245820866080732" text:style-name="L1">
        <text:list-item>
          <text:p text:style-name="P2"><text:a xlink:type="simple" xlink:href="https://docs.python.org/2/library/functions.html" text:style-name="Internet_20_link" text:visited-style-name="Visited_20_Internet_20_Link">2. Built-in Functions</text:a> </text:p>
        </text:list-item>
        <text:list-item>
          <text:p text:style-name="P2"><text:a xlink:type="simple" xlink:href="https://docs.python.org/2/library/stdtypes.html" text:style-name="Internet_20_link" text:visited-style-name="Visited_20_Internet_20_Link">5. Built-in Types</text:a></text:p>
          <text:list>
            <text:list-item>
              <text:p text:style-name="P2"><text:a xlink:type="simple" xlink:href="https://docs.python.org/2/library/stdtypes.html#iterator-types" text:style-name="Internet_20_link" text:visited-style-name="Visited_20_Internet_20_Link">5.5. Iterator Types</text:a> </text:p>
            </text:list-item>
            <text:list-item>
              <text:p text:style-name="P2"><text:a xlink:type="simple" xlink:href="https://docs.python.org/2/library/stdtypes.html#sequence-types-str-unicode-list-tuple-bytearray-buffer-xrange" text:style-name="Internet_20_link" text:visited-style-name="Visited_20_Internet_20_Link">5.6. Sequence Types — </text:a><text:a xlink:type="simple" xlink:href="https://docs.python.org/2/library/stdtypes.html#sequence-types-str-unicode-list-tuple-bytearray-buffer-xrange" text:style-name="Internet_20_link" text:visited-style-name="Visited_20_Internet_20_Link"><text:span text:style-name="Source_20_Text">str</text:span></text:a><text:a xlink:type="simple" xlink:href="https://docs.python.org/2/library/stdtypes.html#sequence-types-str-unicode-list-tuple-bytearray-buffer-xrange" text:style-name="Internet_20_link" text:visited-style-name="Visited_20_Internet_20_Link">, </text:a><text:a xlink:type="simple" xlink:href="https://docs.python.org/2/library/stdtypes.html#sequence-types-str-unicode-list-tuple-bytearray-buffer-xrange" text:style-name="Internet_20_link" text:visited-style-name="Visited_20_Internet_20_Link"><text:span text:style-name="Source_20_Text">unicode</text:span></text:a><text:a xlink:type="simple" xlink:href="https://docs.python.org/2/library/stdtypes.html#sequence-types-str-unicode-list-tuple-bytearray-buffer-xrange" text:style-name="Internet_20_link" text:visited-style-name="Visited_20_Internet_20_Link">, </text:a><text:a xlink:type="simple" xlink:href="https://docs.python.org/2/library/stdtypes.html#sequence-types-str-unicode-list-tuple-bytearray-buffer-xrange" text:style-name="Internet_20_link" text:visited-style-name="Visited_20_Internet_20_Link"><text:span text:style-name="Source_20_Text">list</text:span></text:a><text:a xlink:type="simple" xlink:href="https://docs.python.org/2/library/stdtypes.html#sequence-types-str-unicode-list-tuple-bytearray-buffer-xrange" text:style-name="Internet_20_link" text:visited-style-name="Visited_20_Internet_20_Link">, </text:a><text:a xlink:type="simple" xlink:href="https://docs.python.org/2/library/stdtypes.html#sequence-types-str-unicode-list-tuple-bytearray-buffer-xrange" text:style-name="Internet_20_link" text:visited-style-name="Visited_20_Internet_20_Link"><text:span text:style-name="Source_20_Text">tuple</text:span></text:a><text:a xlink:type="simple" xlink:href="https://docs.python.org/2/library/stdtypes.html#sequence-types-str-unicode-list-tuple-bytearray-buffer-xrange" text:style-name="Internet_20_link" text:visited-style-name="Visited_20_Internet_20_Link">, </text:a><text:a xlink:type="simple" xlink:href="https://docs.python.org/2/library/stdtypes.html#sequence-types-str-unicode-list-tuple-bytearray-buffer-xrange" text:style-name="Internet_20_link" text:visited-style-name="Visited_20_Internet_20_Link"><text:span text:style-name="Source_20_Text">bytearray</text:span></text:a><text:a xlink:type="simple" xlink:href="https://docs.python.org/2/library/stdtypes.html#sequence-types-str-unicode-list-tuple-bytearray-buffer-xrange" text:style-name="Internet_20_link" text:visited-style-name="Visited_20_Internet_20_Link">, </text:a><text:a xlink:type="simple" xlink:href="https://docs.python.org/2/library/stdtypes.html#sequence-types-str-unicode-list-tuple-bytearray-buffer-xrange" text:style-name="Internet_20_link" text:visited-style-name="Visited_20_Internet_20_Link"><text:span text:style-name="Source_20_Text">buffer</text:span></text:a><text:a xlink:type="simple" xlink:href="https://docs.python.org/2/library/stdtypes.html#sequence-types-str-unicode-list-tuple-bytearray-buffer-xrange" text:style-name="Internet_20_link" text:visited-style-name="Visited_20_Internet_20_Link">, </text:a><text:a xlink:type="simple" xlink:href="https://docs.python.org/2/library/stdtypes.html#sequence-types-str-unicode-list-tuple-bytearray-buffer-xrange" text:style-name="Internet_20_link" text:visited-style-name="Visited_20_Internet_20_Link"><text:span text:style-name="Source_20_Text">xrange</text:span></text:a> </text:p>
            </text:list-item>
            <text:list-item>
              <text:p text:style-name="P2"><text:a xlink:type="simple" xlink:href="https://docs.python.org/2/library/stdtypes.html#set-types-set-frozenset" text:style-name="Internet_20_link" text:visited-style-name="Visited_20_Internet_20_Link">5.7. Set Types — </text:a><text:a xlink:type="simple" xlink:href="https://docs.python.org/2/library/stdtypes.html#set-types-set-frozenset" text:style-name="Internet_20_link" text:visited-style-name="Visited_20_Internet_20_Link"><text:span text:style-name="Source_20_Text">set</text:span></text:a><text:a xlink:type="simple" xlink:href="https://docs.python.org/2/library/stdtypes.html#set-types-set-frozenset" text:style-name="Internet_20_link" text:visited-style-name="Visited_20_Internet_20_Link">, </text:a><text:a xlink:type="simple" xlink:href="https://docs.python.org/2/library/stdtypes.html#set-types-set-frozenset" text:style-name="Internet_20_link" text:visited-style-name="Visited_20_Internet_20_Link"><text:span text:style-name="Source_20_Text">frozenset</text:span></text:a> </text:p>
            </text:list-item>
            <text:list-item>
              <text:p text:style-name="P2"><text:a xlink:type="simple" xlink:href="https://docs.python.org/2/library/stdtypes.html#mapping-types-dict" text:style-name="Internet_20_link" text:visited-style-name="Visited_20_Internet_20_Link">5.8. Mapping Types — </text:a><text:a xlink:type="simple" xlink:href="https://docs.python.org/2/library/stdtypes.html#mapping-types-dict" text:style-name="Internet_20_link" text:visited-style-name="Visited_20_Internet_20_Link"><text:span text:style-name="Source_20_Text">dict</text:span></text:a> </text:p>
            </text:list-item>
            <text:list-item>
              <text:p text:style-name="P2"><text:a xlink:type="simple" xlink:href="https://docs.python.org/2/library/stdtypes.html#file-objects" text:style-name="Internet_20_link" text:visited-style-name="Visited_20_Internet_20_Link">5.9. File Objects</text:a> </text:p>
            </text:list-item>
            <text:list-item>
              <text:p text:style-name="P2">---</text:p>
            </text:list-item>
            <text:list-item>
              <text:p text:style-name="P2"><text:a xlink:type="simple" xlink:href="https://docs.python.org/2/library/stdtypes.html#memoryview-type" text:style-name="Internet_20_link" text:visited-style-name="Visited_20_Internet_20_Link">5.10. memoryview type</text:a> </text:p>
            </text:list-item>
            <text:list-item>
              <text:p text:style-name="P2"><text:a xlink:type="simple" xlink:href="https://docs.python.org/2/library/stdtypes.html#context-manager-types" text:style-name="Internet_20_link" text:visited-style-name="Visited_20_Internet_20_Link">5.11. Context Manager Types</text:a> </text:p>
            </text:list-item>
            <text:list-item>
              <text:p text:style-name="P2"><text:a xlink:type="simple" xlink:href="https://docs.python.org/2/library/stdtypes.html#other-built-in-types" text:style-name="Internet_20_link" text:visited-style-name="Visited_20_Internet_20_Link">5.12. Other Built-in Types</text:a> </text:p>
            </text:list-item>
            <text:list-item>
              <text:p text:style-name="P2"><text:a xlink:type="simple" xlink:href="https://docs.python.org/2/library/stdtypes.html#special-attributes" text:style-name="Internet_20_link" text:visited-style-name="Visited_20_Internet_20_Link">5.13. Special Attributes</text:a> </text:p>
            </text:list-item>
          </text:list>
        </text:list-item>
        <text:list-item>
          <text:p text:style-name="P2"><text:a xlink:type="simple" xlink:href="https://docs.python.org/2/library/exceptions.html" text:style-name="Internet_20_link" text:visited-style-name="Visited_20_Internet_20_Link">6. Built-in Exceptions</text:a></text:p>
          <text:list>
            <text:list-item>
              <text:p text:style-name="P2"><text:a xlink:type="simple" xlink:href="https://docs.python.org/2/library/exceptions.html#exception-hierarchy" text:style-name="Internet_20_link" text:visited-style-name="Visited_20_Internet_20_Link">6.1. Exception hierarchy</text:a> </text:p>
            </text:list-item>
          </text:list>
        </text:list-item>
        <text:list-item>
          <text:p text:style-name="P2"><text:a xlink:type="simple" xlink:href="https://docs.python.org/2/library/strings.html" text:style-name="Internet_20_link" text:visited-style-name="Visited_20_Internet_20_Link">7. String Services</text:a></text:p>
          <text:list>
            <text:list-item>
              <text:p text:style-name="P2"><text:a xlink:type="simple" xlink:href="https://docs.python.org/2/library/re.html" text:style-name="Internet_20_link" text:visited-style-name="Visited_20_Internet_20_Link">7.2. </text:a><text:a xlink:type="simple" xlink:href="https://docs.python.org/2/library/re.html" text:style-name="Internet_20_link" text:visited-style-name="Visited_20_Internet_20_Link"><text:span text:style-name="Source_20_Text">re</text:span></text:a><text:a xlink:type="simple" xlink:href="https://docs.python.org/2/library/re.html" text:style-name="Internet_20_link" text:visited-style-name="Visited_20_Internet_20_Link"> — Regular expression operations</text:a> </text:p>
            </text:list-item>
            <text:list-item>
              <text:p text:style-name="P2"><text:a xlink:type="simple" xlink:href="https://docs.python.org/2/library/struct.html" text:style-name="Internet_20_link" text:visited-style-name="Visited_20_Internet_20_Link">7.3. </text:a><text:a xlink:type="simple" xlink:href="https://docs.python.org/2/library/struct.html" text:style-name="Internet_20_link" text:visited-style-name="Visited_20_Internet_20_Link"><text:span text:style-name="Source_20_Text">struct</text:span></text:a><text:a xlink:type="simple" xlink:href="https://docs.python.org/2/library/struct.html" text:style-name="Internet_20_link" text:visited-style-name="Visited_20_Internet_20_Link"> — Interpret strings as packed binary data</text:a> </text:p>
            </text:list-item>
            <text:list-item>
              <text:p text:style-name="P2">---</text:p>
            </text:list-item>
            <text:list-item>
              <text:p text:style-name="P2"><text:a xlink:type="simple" xlink:href="https://docs.python.org/2/library/difflib.html" text:style-name="Internet_20_link" text:visited-style-name="Visited_20_Internet_20_Link">7.4. </text:a><text:a xlink:type="simple" xlink:href="https://docs.python.org/2/library/difflib.html" text:style-name="Internet_20_link" text:visited-style-name="Visited_20_Internet_20_Link"><text:span text:style-name="Source_20_Text">difflib</text:span></text:a><text:a xlink:type="simple" xlink:href="https://docs.python.org/2/library/difflib.html" text:style-name="Internet_20_link" text:visited-style-name="Visited_20_Internet_20_Link"> — Helpers for computing deltas</text:a> </text:p>
            </text:list-item>
            <text:list-item>
              <text:p text:style-name="P2"><text:a xlink:type="simple" xlink:href="https://docs.python.org/2/library/stringio.html" text:style-name="Internet_20_link" text:visited-style-name="Visited_20_Internet_20_Link">7.5. </text:a><text:a xlink:type="simple" xlink:href="https://docs.python.org/2/library/stringio.html" text:style-name="Internet_20_link" text:visited-style-name="Visited_20_Internet_20_Link"><text:span text:style-name="Source_20_Text">StringIO</text:span></text:a><text:a xlink:type="simple" xlink:href="https://docs.python.org/2/library/stringio.html" text:style-name="Internet_20_link" text:visited-style-name="Visited_20_Internet_20_Link"> — Read and write strings as files</text:a> </text:p>
            </text:list-item>
            <text:list-item>
              <text:p text:style-name="P2"><text:a xlink:type="simple" xlink:href="https://docs.python.org/2/library/codecs.html" text:style-name="Internet_20_link" text:visited-style-name="Visited_20_Internet_20_Link">7.8. </text:a><text:a xlink:type="simple" xlink:href="https://docs.python.org/2/library/codecs.html" text:style-name="Internet_20_link" text:visited-style-name="Visited_20_Internet_20_Link"><text:span text:style-name="Source_20_Text">codecs</text:span></text:a><text:a xlink:type="simple" xlink:href="https://docs.python.org/2/library/codecs.html" text:style-name="Internet_20_link" text:visited-style-name="Visited_20_Internet_20_Link"> — Codec registry and base classes</text:a> </text:p>
            </text:list-item>
          </text:list>
        </text:list-item>
        <text:list-item>
          <text:p text:style-name="P2"><text:a xlink:type="simple" xlink:href="https://docs.python.org/2/library/datatypes.html" text:style-name="Internet_20_link" text:visited-style-name="Visited_20_Internet_20_Link">8. Data Types</text:a></text:p>
          <text:list>
            <text:list-item>
              <text:p text:style-name="P2"><text:a xlink:type="simple" xlink:href="https://docs.python.org/2/library/datetime.html" text:style-name="Internet_20_link" text:visited-style-name="Visited_20_Internet_20_Link">8.1. </text:a><text:a xlink:type="simple" xlink:href="https://docs.python.org/2/library/datetime.html" text:style-name="Internet_20_link" text:visited-style-name="Visited_20_Internet_20_Link"><text:span text:style-name="Source_20_Text">datetime</text:span></text:a><text:a xlink:type="simple" xlink:href="https://docs.python.org/2/library/datetime.html" text:style-name="Internet_20_link" text:visited-style-name="Visited_20_Internet_20_Link"> — Basic date and time types</text:a> – <text:a xlink:type="simple" xlink:href="https://docs.python.org/2/library/heapq.html" text:style-name="Internet_20_link" text:visited-style-name="Visited_20_Internet_20_Link">8.4. </text:a><text:a xlink:type="simple" xlink:href="https://docs.python.org/2/library/heapq.html" text:style-name="Internet_20_link" text:visited-style-name="Visited_20_Internet_20_Link"><text:span text:style-name="Source_20_Text">heapq</text:span></text:a><text:a xlink:type="simple" xlink:href="https://docs.python.org/2/library/heapq.html" text:style-name="Internet_20_link" text:visited-style-name="Visited_20_Internet_20_Link"> — Heap queue algorithm</text:a> </text:p>
            </text:list-item>
            <text:list-item>
              <text:p text:style-name="P2">– <text:a xlink:type="simple" xlink:href="https://docs.python.org/2/library/bisect.html" text:style-name="Internet_20_link" text:visited-style-name="Visited_20_Internet_20_Link">8.5. </text:a><text:a xlink:type="simple" xlink:href="https://docs.python.org/2/library/bisect.html" text:style-name="Internet_20_link" text:visited-style-name="Visited_20_Internet_20_Link"><text:span text:style-name="Source_20_Text">bisect</text:span></text:a><text:a xlink:type="simple" xlink:href="https://docs.python.org/2/library/bisect.html" text:style-name="Internet_20_link" text:visited-style-name="Visited_20_Internet_20_Link"> — Array bisection algo</text:a></text:p>
            </text:list-item>
            <text:list-item>
              <text:p text:style-name="P2"><text:a xlink:type="simple" xlink:href="https://docs.python.org/2/library/collections.html" text:style-name="Internet_20_link" text:visited-style-name="Visited_20_Internet_20_Link">8.3. </text:a><text:a xlink:type="simple" xlink:href="https://docs.python.org/2/library/collections.html" text:style-name="Internet_20_link" text:visited-style-name="Visited_20_Internet_20_Link"><text:span text:style-name="Source_20_Text">collections</text:span></text:a><text:a xlink:type="simple" xlink:href="https://docs.python.org/2/library/collections.html" text:style-name="Internet_20_link" text:visited-style-name="Visited_20_Internet_20_Link"> — High-performance container datatypes</text:a> </text:p>
            </text:list-item>
            <text:list-item>
              <text:p text:style-name="P2">– <text:a xlink:type="simple" xlink:href="https://docs.python.org/2/library/heapq.html" text:style-name="Internet_20_link" text:visited-style-name="Visited_20_Internet_20_Link">8.4. </text:a><text:a xlink:type="simple" xlink:href="https://docs.python.org/2/library/heapq.html" text:style-name="Internet_20_link" text:visited-style-name="Visited_20_Internet_20_Link"><text:span text:style-name="Source_20_Text">heapq</text:span></text:a><text:a xlink:type="simple" xlink:href="https://docs.python.org/2/library/heapq.html" text:style-name="Internet_20_link" text:visited-style-name="Visited_20_Internet_20_Link"> — Heap queue algorithm</text:a> </text:p>
            </text:list-item>
            <text:list-item>
              <text:p text:style-name="P2">– <text:a xlink:type="simple" xlink:href="https://docs.python.org/2/library/bisect.html" text:style-name="Internet_20_link" text:visited-style-name="Visited_20_Internet_20_Link">8.5. </text:a><text:a xlink:type="simple" xlink:href="https://docs.python.org/2/library/bisect.html" text:style-name="Internet_20_link" text:visited-style-name="Visited_20_Internet_20_Link"><text:span text:style-name="Source_20_Text">bisect</text:span></text:a><text:a xlink:type="simple" xlink:href="https://docs.python.org/2/library/bisect.html" text:style-name="Internet_20_link" text:visited-style-name="Visited_20_Internet_20_Link"> — Array bisection algorithm</text:a> </text:p>
            </text:list-item>
            <text:list-item>
              <text:p text:style-name="P2"><text:a xlink:type="simple" xlink:href="https://docs.python.org/2/library/array.html" text:style-name="Internet_20_link" text:visited-style-name="Visited_20_Internet_20_Link">8.6. </text:a><text:a xlink:type="simple" xlink:href="https://docs.python.org/2/library/array.html" text:style-name="Internet_20_link" text:visited-style-name="Visited_20_Internet_20_Link"><text:span text:style-name="Source_20_Text">array</text:span></text:a><text:a xlink:type="simple" xlink:href="https://docs.python.org/2/library/array.html" text:style-name="Internet_20_link" text:visited-style-name="Visited_20_Internet_20_Link"> — Efficient arrays of numeric values</text:a> </text:p>
            </text:list-item>
            <text:list-item>
              <text:p text:style-name="P2"><text:a xlink:type="simple" xlink:href="https://docs.python.org/2/library/sets.html" text:style-name="Internet_20_link" text:visited-style-name="Visited_20_Internet_20_Link">8.7. </text:a><text:a xlink:type="simple" xlink:href="https://docs.python.org/2/library/sets.html" text:style-name="Internet_20_link" text:visited-style-name="Visited_20_Internet_20_Link"><text:span text:style-name="Source_20_Text">sets</text:span></text:a><text:a xlink:type="simple" xlink:href="https://docs.python.org/2/library/sets.html" text:style-name="Internet_20_link" text:visited-style-name="Visited_20_Internet_20_Link"> — Unordered collections of unique elements</text:a> </text:p>
            </text:list-item>
            <text:list-item>
              <text:p text:style-name="P2">---</text:p>
            </text:list-item>
            <text:list-item>
              <text:p text:style-name="P2"><text:a xlink:type="simple" xlink:href="https://docs.python.org/2/library/mutex.html" text:style-name="Internet_20_link" text:visited-style-name="Visited_20_Internet_20_Link">8.9. </text:a><text:a xlink:type="simple" xlink:href="https://docs.python.org/2/library/mutex.html" text:style-name="Internet_20_link" text:visited-style-name="Visited_20_Internet_20_Link"><text:span text:style-name="Source_20_Text">mutex</text:span></text:a><text:a xlink:type="simple" xlink:href="https://docs.python.org/2/library/mutex.html" text:style-name="Internet_20_link" text:visited-style-name="Visited_20_Internet_20_Link"> — Mutual exclusion support</text:a> </text:p>
            </text:list-item>
            <text:list-item>
              <text:p text:style-name="P2"><text:a xlink:type="simple" xlink:href="https://docs.python.org/2/library/queue.html" text:style-name="Internet_20_link" text:visited-style-name="Visited_20_Internet_20_Link">8.10. </text:a><text:a xlink:type="simple" xlink:href="https://docs.python.org/2/library/queue.html" text:style-name="Internet_20_link" text:visited-style-name="Visited_20_Internet_20_Link"><text:span text:style-name="Source_20_Text">Queue</text:span></text:a><text:a xlink:type="simple" xlink:href="https://docs.python.org/2/library/queue.html" text:style-name="Internet_20_link" text:visited-style-name="Visited_20_Internet_20_Link"> — A synchronized queue class</text:a> </text:p>
            </text:list-item>
            <text:list-item>
              <text:p text:style-name="P2"><text:a xlink:type="simple" xlink:href="https://docs.python.org/2/library/weakref.html" text:style-name="Internet_20_link" text:visited-style-name="Visited_20_Internet_20_Link">8.11. </text:a><text:a xlink:type="simple" xlink:href="https://docs.python.org/2/library/weakref.html" text:style-name="Internet_20_link" text:visited-style-name="Visited_20_Internet_20_Link"><text:span text:style-name="Source_20_Text">weakref</text:span></text:a><text:a xlink:type="simple" xlink:href="https://docs.python.org/2/library/weakref.html" text:style-name="Internet_20_link" text:visited-style-name="Visited_20_Internet_20_Link"> — Weak references</text:a> </text:p>
            </text:list-item>
            <text:list-item>
              <text:p text:style-name="P2"><text:a xlink:type="simple" xlink:href="https://docs.python.org/2/library/new.html" text:style-name="Internet_20_link" text:visited-style-name="Visited_20_Internet_20_Link">8.16. </text:a><text:a xlink:type="simple" xlink:href="https://docs.python.org/2/library/new.html" text:style-name="Internet_20_link" text:visited-style-name="Visited_20_Internet_20_Link"><text:span text:style-name="Source_20_Text">new</text:span></text:a><text:a xlink:type="simple" xlink:href="https://docs.python.org/2/library/new.html" text:style-name="Internet_20_link" text:visited-style-name="Visited_20_Internet_20_Link"> — Creation of runtime internal objects</text:a> </text:p>
            </text:list-item>
            <text:list-item>
              <text:p text:style-name="P2"><text:a xlink:type="simple" xlink:href="https://docs.python.org/2/library/copy.html" text:style-name="Internet_20_link" text:visited-style-name="Visited_20_Internet_20_Link">8.17. </text:a><text:a xlink:type="simple" xlink:href="https://docs.python.org/2/library/copy.html" text:style-name="Internet_20_link" text:visited-style-name="Visited_20_Internet_20_Link"><text:span text:style-name="Source_20_Text">copy</text:span></text:a><text:a xlink:type="simple" xlink:href="https://docs.python.org/2/library/copy.html" text:style-name="Internet_20_link" text:visited-style-name="Visited_20_Internet_20_Link"> — Shallow and deep copy operations</text:a> </text:p>
            </text:list-item>
            <text:list-item>
              <text:p text:style-name="P2"><text:a xlink:type="simple" xlink:href="https://docs.python.org/2/library/repr.html" text:style-name="Internet_20_link" text:visited-style-name="Visited_20_Internet_20_Link">8.19. </text:a><text:a xlink:type="simple" xlink:href="https://docs.python.org/2/library/repr.html" text:style-name="Internet_20_link" text:visited-style-name="Visited_20_Internet_20_Link"><text:span text:style-name="Source_20_Text">repr</text:span></text:a><text:a xlink:type="simple" xlink:href="https://docs.python.org/2/library/repr.html" text:style-name="Internet_20_link" text:visited-style-name="Visited_20_Internet_20_Link"> — Alternate </text:a><text:a xlink:type="simple" xlink:href="https://docs.python.org/2/library/repr.html" text:style-name="Internet_20_link" text:visited-style-name="Visited_20_Internet_20_Link"><text:span text:style-name="Source_20_Text">repr()</text:span></text:a><text:a xlink:type="simple" xlink:href="https://docs.python.org/2/library/repr.html" text:style-name="Internet_20_link" text:visited-style-name="Visited_20_Internet_20_Link"> implementation</text:a> </text:p>
            </text:list-item>
          </text:list>
        </text:list-item>
        <text:list-item>
          <text:p text:style-name="P2"><text:a xlink:type="simple" xlink:href="https://docs.python.org/2/library/numeric.html" text:style-name="Internet_20_link" text:visited-style-name="Visited_20_Internet_20_Link">9. Numeric and Mathematical Modules</text:a></text:p>
          <text:list>
            <text:list-item>
              <text:p text:style-name="P2"><text:a xlink:type="simple" xlink:href="https://docs.python.org/2/library/random.html" text:style-name="Internet_20_link" text:visited-style-name="Visited_20_Internet_20_Link">9.6. </text:a><text:a xlink:type="simple" xlink:href="https://docs.python.org/2/library/random.html" text:style-name="Internet_20_link" text:visited-style-name="Visited_20_Internet_20_Link"><text:span text:style-name="Source_20_Text">random</text:span></text:a><text:a xlink:type="simple" xlink:href="https://docs.python.org/2/library/random.html" text:style-name="Internet_20_link" text:visited-style-name="Visited_20_Internet_20_Link"> — Generate pseudo-random numbers</text:a> </text:p>
            </text:list-item>
            <text:list-item>
              <text:p text:style-name="P2"><text:soft-page-break/><text:a xlink:type="simple" xlink:href="https://docs.python.org/2/library/itertools.html" text:style-name="Internet_20_link" text:visited-style-name="Visited_20_Internet_20_Link">9.7. </text:a><text:a xlink:type="simple" xlink:href="https://docs.python.org/2/library/itertools.html" text:style-name="Internet_20_link" text:visited-style-name="Visited_20_Internet_20_Link"><text:span text:style-name="Source_20_Text">itertools</text:span></text:a><text:a xlink:type="simple" xlink:href="https://docs.python.org/2/library/itertools.html" text:style-name="Internet_20_link" text:visited-style-name="Visited_20_Internet_20_Link"> — Functions creating iterators for efficient looping</text:a> </text:p>
            </text:list-item>
            <text:list-item>
              <text:p text:style-name="P2"><text:a xlink:type="simple" xlink:href="https://docs.python.org/2/library/functools.html" text:style-name="Internet_20_link" text:visited-style-name="Visited_20_Internet_20_Link">9.8. </text:a><text:a xlink:type="simple" xlink:href="https://docs.python.org/2/library/functools.html" text:style-name="Internet_20_link" text:visited-style-name="Visited_20_Internet_20_Link"><text:span text:style-name="Source_20_Text">functools</text:span></text:a><text:a xlink:type="simple" xlink:href="https://docs.python.org/2/library/functools.html" text:style-name="Internet_20_link" text:visited-style-name="Visited_20_Internet_20_Link"> — Higher-order functions and operations on callable objects</text:a> </text:p>
            </text:list-item>
            <text:list-item>
              <text:p text:style-name="P2"><text:a xlink:type="simple" xlink:href="https://docs.python.org/2/library/operator.html" text:style-name="Internet_20_link" text:visited-style-name="Visited_20_Internet_20_Link">9.9. </text:a><text:a xlink:type="simple" xlink:href="https://docs.python.org/2/library/operator.html" text:style-name="Internet_20_link" text:visited-style-name="Visited_20_Internet_20_Link"><text:span text:style-name="Source_20_Text">operator</text:span></text:a><text:a xlink:type="simple" xlink:href="https://docs.python.org/2/library/operator.html" text:style-name="Internet_20_link" text:visited-style-name="Visited_20_Internet_20_Link"> — Standard operators as functions</text:a> </text:p>
            </text:list-item>
          </text:list>
        </text:list-item>
        <text:list-item>
          <text:p text:style-name="P3"><text:a xlink:type="simple" xlink:href="https://docs.python.org/2/library/filesys.html" text:style-name="Internet_20_link" text:visited-style-name="Visited_20_Internet_20_Link">10. File and Directory Access</text:a></text:p>
          <text:list>
            <text:list-item>
              <text:p text:style-name="P2"><text:a xlink:type="simple" xlink:href="https://docs.python.org/2/library/os.path.html" text:style-name="Internet_20_link" text:visited-style-name="Visited_20_Internet_20_Link">10.1. </text:a><text:a xlink:type="simple" xlink:href="https://docs.python.org/2/library/os.path.html" text:style-name="Internet_20_link" text:visited-style-name="Visited_20_Internet_20_Link"><text:span text:style-name="Source_20_Text">os.path</text:span></text:a><text:a xlink:type="simple" xlink:href="https://docs.python.org/2/library/os.path.html" text:style-name="Internet_20_link" text:visited-style-name="Visited_20_Internet_20_Link"> — Common pathname manipulations</text:a> </text:p>
            </text:list-item>
            <text:list-item>
              <text:p text:style-name="P2"><text:a xlink:type="simple" xlink:href="https://docs.python.org/2/library/stat.html" text:style-name="Internet_20_link" text:visited-style-name="Visited_20_Internet_20_Link">10.3. </text:a><text:a xlink:type="simple" xlink:href="https://docs.python.org/2/library/stat.html" text:style-name="Internet_20_link" text:visited-style-name="Visited_20_Internet_20_Link"><text:span text:style-name="Source_20_Text">stat</text:span></text:a><text:a xlink:type="simple" xlink:href="https://docs.python.org/2/library/stat.html" text:style-name="Internet_20_link" text:visited-style-name="Visited_20_Internet_20_Link"> — Interpreting </text:a><text:a xlink:type="simple" xlink:href="https://docs.python.org/2/library/stat.html" text:style-name="Internet_20_link" text:visited-style-name="Visited_20_Internet_20_Link"><text:span text:style-name="Source_20_Text">stat()</text:span></text:a><text:a xlink:type="simple" xlink:href="https://docs.python.org/2/library/stat.html" text:style-name="Internet_20_link" text:visited-style-name="Visited_20_Internet_20_Link"> results</text:a> </text:p>
            </text:list-item>
          </text:list>
        </text:list-item>
      </text:list>
      <text:p text:style-name="P1"/>
      <text:list xml:id="list135021393456512" text:continue-numbering="true" text:style-name="L1">
        <text:list-item>
          <text:list>
            <text:list-item>
              <text:p text:style-name="P2"><text:a xlink:type="simple" xlink:href="https://docs.python.org/2/library/pickle.html" text:style-name="Internet_20_link" text:visited-style-name="Visited_20_Internet_20_Link">11.1. </text:a><text:a xlink:type="simple" xlink:href="https://docs.python.org/2/library/pickle.html" text:style-name="Internet_20_link" text:visited-style-name="Visited_20_Internet_20_Link"><text:span text:style-name="Source_20_Text">pickle</text:span></text:a><text:a xlink:type="simple" xlink:href="https://docs.python.org/2/library/pickle.html" text:style-name="Internet_20_link" text:visited-style-name="Visited_20_Internet_20_Link"> — Python object serialization</text:a> </text:p>
            </text:list-item>
            <text:list-item>
              <text:p text:style-name="P2"><text:a xlink:type="simple" xlink:href="https://docs.python.org/2/library/pickle.html#module-cPickle" text:style-name="Internet_20_link" text:visited-style-name="Visited_20_Internet_20_Link">11.2. </text:a><text:a xlink:type="simple" xlink:href="https://docs.python.org/2/library/pickle.html#module-cPickle" text:style-name="Internet_20_link" text:visited-style-name="Visited_20_Internet_20_Link"><text:span text:style-name="Source_20_Text">cPickle</text:span></text:a><text:a xlink:type="simple" xlink:href="https://docs.python.org/2/library/pickle.html#module-cPickle" text:style-name="Internet_20_link" text:visited-style-name="Visited_20_Internet_20_Link"> — A faster </text:a><text:a xlink:type="simple" xlink:href="https://docs.python.org/2/library/pickle.html#module-cPickle" text:style-name="Internet_20_link" text:visited-style-name="Visited_20_Internet_20_Link"><text:span text:style-name="Source_20_Text">pickle</text:span></text:a> </text:p>
            </text:list-item>
            <text:list-item>
              <text:p text:style-name="P3"><text:a xlink:type="simple" xlink:href="https://docs.python.org/2/library/sqlite3.html" text:style-name="Internet_20_link" text:visited-style-name="Visited_20_Internet_20_Link">11.13. </text:a><text:a xlink:type="simple" xlink:href="https://docs.python.org/2/library/sqlite3.html" text:style-name="Internet_20_link" text:visited-style-name="Visited_20_Internet_20_Link"><text:span text:style-name="Source_20_Text">sqlite3</text:span></text:a><text:a xlink:type="simple" xlink:href="https://docs.python.org/2/library/sqlite3.html" text:style-name="Internet_20_link" text:visited-style-name="Visited_20_Internet_20_Link"> — DB-API 2.0 interface for SQLite databases</text:a> </text:p>
            </text:list-item>
          </text:list>
        </text:list-item>
      </text:list>
      <text:p text:style-name="P1"/>
      <text:list xml:id="list135020275380558" text:continue-numbering="true" text:style-name="L1">
        <text:list-item>
          <text:list>
            <text:list-item>
              <text:p text:style-name="P4"><text:a xlink:type="simple" xlink:href="https://docs.python.org/2/library/logging.html" text:style-name="Internet_20_link" text:visited-style-name="Visited_20_Internet_20_Link">15.7. </text:a><text:a xlink:type="simple" xlink:href="https://docs.python.org/2/library/logging.html" text:style-name="Internet_20_link" text:visited-style-name="Visited_20_Internet_20_Link"><text:span text:style-name="Source_20_Text">logging</text:span></text:a><text:a xlink:type="simple" xlink:href="https://docs.python.org/2/library/logging.html" text:style-name="Internet_20_link" text:visited-style-name="Visited_20_Internet_20_Link"> — Logging facility for Python</text:a> </text:p>
            </text:list-item>
            <text:list-item>
              <text:p text:style-name="P4"><text:a xlink:type="simple" xlink:href="https://docs.python.org/2/library/logging.config.html" text:style-name="Internet_20_link" text:visited-style-name="Visited_20_Internet_20_Link">15.8. </text:a><text:a xlink:type="simple" xlink:href="https://docs.python.org/2/library/logging.config.html" text:style-name="Internet_20_link" text:visited-style-name="Visited_20_Internet_20_Link"><text:span text:style-name="Source_20_Text">logging.config</text:span></text:a><text:a xlink:type="simple" xlink:href="https://docs.python.org/2/library/logging.config.html" text:style-name="Internet_20_link" text:visited-style-name="Visited_20_Internet_20_Link"> — Logging configuration</text:a> </text:p>
            </text:list-item>
            <text:list-item>
              <text:p text:style-name="P4"><text:a xlink:type="simple" xlink:href="https://docs.python.org/2/library/logging.handlers.html" text:style-name="Internet_20_link" text:visited-style-name="Visited_20_Internet_20_Link">15.9. </text:a><text:a xlink:type="simple" xlink:href="https://docs.python.org/2/library/logging.handlers.html" text:style-name="Internet_20_link" text:visited-style-name="Visited_20_Internet_20_Link"><text:span text:style-name="Source_20_Text">logging.handlers</text:span></text:a><text:a xlink:type="simple" xlink:href="https://docs.python.org/2/library/logging.handlers.html" text:style-name="Internet_20_link" text:visited-style-name="Visited_20_Internet_20_Link"> — Logging handlers</text:a> </text:p>
            </text:list-item>
            <text:list-item>
              <text:p text:style-name="P4"><text:a xlink:type="simple" xlink:href="https://docs.python.org/2/library/json.html" text:style-name="Internet_20_link" text:visited-style-name="Visited_20_Internet_20_Link">18.2. </text:a><text:a xlink:type="simple" xlink:href="https://docs.python.org/2/library/json.html" text:style-name="Internet_20_link" text:visited-style-name="Visited_20_Internet_20_Link"><text:span text:style-name="Source_20_Text">json</text:span></text:a><text:a xlink:type="simple" xlink:href="https://docs.python.org/2/library/json.html" text:style-name="Internet_20_link" text:visited-style-name="Visited_20_Internet_20_Link"> — JSON encoder and decoder</text:a> </text:p>
            </text:list-item>
            <text:list-item>
              <text:p text:style-name="P6">PyYAML, PyYaml</text:p>
            </text:list-item>
            <text:list-item>
              <text:p text:style-name="P4"><text:a xlink:type="simple" xlink:href="https://docs.python.org/2/library/urllib.html" text:style-name="Internet_20_link" text:visited-style-name="Visited_20_Internet_20_Link">20.5. </text:a><text:a xlink:type="simple" xlink:href="https://docs.python.org/2/library/urllib.html" text:style-name="Internet_20_link" text:visited-style-name="Visited_20_Internet_20_Link"><text:span text:style-name="Source_20_Text">urllib</text:span></text:a><text:a xlink:type="simple" xlink:href="https://docs.python.org/2/library/urllib.html" text:style-name="Internet_20_link" text:visited-style-name="Visited_20_Internet_20_Link"> — Open arbitrary resources by URL</text:a> </text:p>
            </text:list-item>
            <text:list-item>
              <text:p text:style-name="P6"><text:a xlink:type="simple" xlink:href="https://docs.python.org/2/library/urllib2.html" text:style-name="Internet_20_link" text:visited-style-name="Visited_20_Internet_20_Link">20.6. </text:a><text:a xlink:type="simple" xlink:href="https://docs.python.org/2/library/urllib2.html" text:style-name="Internet_20_link" text:visited-style-name="Visited_20_Internet_20_Link"><text:span text:style-name="Source_20_Text">urllib2</text:span></text:a><text:a xlink:type="simple" xlink:href="https://docs.python.org/2/library/urllib2.html" text:style-name="Internet_20_link" text:visited-style-name="Visited_20_Internet_20_Link"> — extensible library for opening URLs</text:a> </text:p>
            </text:list-item>
            <text:list-item>
              <text:p text:style-name="P6">py.test / py.test django / model-mommy</text:p>
            </text:list-item>
            <text:list-item>
              <text:p text:style-name="P5"><text:a xlink:type="simple" xlink:href="https://docs.python.org/2/library/pdb.html" text:style-name="Internet_20_link" text:visited-style-name="Visited_20_Internet_20_Link"><text:span text:style-name="T1">26.2. </text:span></text:a><text:a xlink:type="simple" xlink:href="https://docs.python.org/2/library/pdb.html" text:style-name="Internet_20_link" text:visited-style-name="Visited_20_Internet_20_Link"><text:span text:style-name="Source_20_Text"><text:span text:style-name="T1">pdb</text:span></text:span></text:a><text:a xlink:type="simple" xlink:href="https://docs.python.org/2/library/pdb.html" text:style-name="Internet_20_link" text:visited-style-name="Visited_20_Internet_20_Link"><text:span text:style-name="T1"> — The Python Debugger</text:span></text:a><text:span text:style-name="T1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7:31:25.387360259</meta:creation-date>
    <dc:date>2016-12-08T13:50:19.201141733</dc:date>
    <meta:editing-duration>P2DT19H38M12S</meta:editing-duration>
    <meta:editing-cycles>1</meta:editing-cycles>
    <meta:document-statistic meta:table-count="0" meta:image-count="0" meta:object-count="0" meta:page-count="2" meta:paragraph-count="56" meta:word-count="343" meta:character-count="2160" meta:non-whitespace-character-count="1843"/>
    <meta:generator>LibreOffice/5.1.4.2$Linux_X86_64 LibreOffice_project/10m0$Build-2</meta:generator>
  </office:meta>
</office:document-meta>
</file>